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tiva Sans" svg:font-family="'Motiva Sans', Arial, Helvetica,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paragraph-properties fo:margin-left="0in" fo:margin-right="0in" fo:line-height="200%" fo:text-indent="0in" style:auto-text-indent="false"/>
      <style:text-properties fo:font-style="italic" style:font-style-asian="italic" style:font-style-complex="italic"/>
    </style:style>
    <style:style style:name="P3" style:family="paragraph" style:parent-style-name="Standard">
      <style:paragraph-properties fo:margin-left="0in" fo:margin-right="0in" fo:line-height="200%" fo:text-indent="0in" style:auto-text-indent="false"/>
      <style:text-properties fo:font-style="normal" style:font-style-asian="normal" style:font-style-complex="normal"/>
    </style:style>
    <style:style style:name="P4" style:family="paragraph" style:parent-style-name="Standard">
      <style:paragraph-properties fo:margin-left="0in" fo:margin-right="0in" fo:line-height="200%" fo:text-indent="0in" style:auto-text-indent="false"/>
      <style:text-properties fo:font-style="normal" fo:font-weight="bold" style:font-style-asian="normal" style:font-weight-asian="bold" style:font-style-complex="normal" style:font-weight-complex="bold"/>
    </style:style>
    <style:style style:name="P5" style:family="paragraph" style:parent-style-name="Standard" style:master-page-name="Standard">
      <style:paragraph-properties fo:margin-left="0in" fo:margin-right="0in" fo:line-height="200%" fo:text-indent="0in" style:auto-text-indent="false" style:page-number="auto"/>
    </style:style>
    <style:style style:name="P6" style:family="paragraph" style:parent-style-name="Standard">
      <style:paragraph-properties fo:margin-left="0in" fo:margin-right="0in" fo:line-height="200%" fo:text-indent="0in" style:auto-text-indent="false"/>
    </style:style>
    <style:style style:name="P7" style:family="paragraph" style:parent-style-name="Standard">
      <style:paragraph-properties fo:margin-left="0in" fo:margin-right="0in" fo:line-height="200%" fo:text-indent="0in" style:auto-text-indent="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font-name-asian="Times New Roman" style:font-style-asian="italic" style:font-style-complex="italic"/>
    </style:style>
    <style:style style:name="T3" style:family="text">
      <style:text-properties style:font-name-asian="Times New Roman"/>
    </style:style>
    <style:style style:name="T4" style:family="text">
      <style:text-properties fo:font-style="normal" style:font-style-asian="normal" style:font-style-complex="normal"/>
    </style:style>
    <style:style style:name="T5" style:family="text">
      <style:text-properties fo:font-style="normal" fo:font-weight="bold" style:font-name-asian="Times New Roman" style:font-style-asian="normal" style:font-weight-asian="bold" style:font-style-complex="normal" style:font-weight-complex="bold"/>
    </style:style>
    <style:style style:name="T6"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Gwendolyn sat at her desk typing letters to neighboring cities, with various purposes. As the stewardess of the manor, most of her work was delegation and diplomacy, aside from her lord’s occasional requests for cooking. Barring exceptional circumstances, Gwen was <text:span text:style-name="T1">the</text:span> highest authority within Lux’s domain, and anyone who would <text:span text:style-name="T1">kill</text:span> for her lord would <text:span text:style-name="T1">kill for her,</text:span> by extent. Taking talons off the keyboard, she read the next letter she needed to respond to over:</text:p>
      <text:p text:style-name="P1"/>
      <text:p text:style-name="P7">Greetings, Mrs. Sven,</text:p>
      <text:p text:style-name="P7">I know our last correspondence was ill-received, and we apologize for you interpreting our words as "living under a tyrannical dictator,” as you put it. In the Republic of the Unidad, we strive to promote positive public relations and, most importantly, democracy. Furthermore, we wish your lord nothing but fortune and happiness. That being said, we would like to propose a few changes to your foreign relations that would both strengthen our relations and benefit both parties:</text:p>
      <text:p text:style-name="P7"/>
      <text:p text:style-name="P7">1. Establish a parliament within your estate.</text:p>
      <text:p text:style-name="P7">2. Establish an embassy for the Republic.</text:p>
      <text:p text:style-name="P7">3. Accept the laws established within the Founding Constitution of the Republic of the Unidad.</text:p>
      <text:p text:style-name="P7"/>
      <text:p text:style-name="P7">Once these tasks are completed, the Republic will gladly recognize your domain as its own city-state.</text:p>
      <text:p text:style-name="P7"/>
      <text:p text:style-name="P7">Distro Ambrosia</text:p>
      <text:p text:style-name="P7">Ambassador for the Republic of the Unidad</text:p>
      <text:p text:style-name="P1"/>
      <text:p text:style-name="P1"><text:tab/><text:tab/>Gwendolyn resisted an urge to rip through the blasphemous, defamatory decree. She saw Lucius as a paws-off monarch, and the <text:span text:style-name="T1">Republic</text:span> was a threat to her peace. Nevertheless, she elected to <text:soft-page-break/>simply put it off to the side until she regained her composure, attending to other documents instead. Next was a newsletter to be posted to the news board at the center of domain- <text:span text:style-name="T1">the microstate,</text:span> as she suddenly felt to call it. It read:</text:p>
      <text:p text:style-name="P4"><text:tab/>First Autumn: General Correspondence from His Lordship's Hen</text:p>
      <text:p text:style-name="P4"><text:span text:style-name="T3"><text:tab/></text:span>Salutations, fellow cooks, feeders, toilers, and other workforce; it is with great pleasure that I report the microstate's continued profitability. Furthermore, in celebration of a surprise event to occur later in the month, the treasury has been re-opened to redemptions of our coinage for myriads, so make sure to spend to your heart's content! The current conversion rate stands at a base of 1:1.23, with a fifteen percent tax. </text:p>
      <text:p text:style-name="P4"><text:span text:style-name="T3"><text:tab/></text:span>That being said, please remember the imperativeness of not purchasing from Unidad, nor the Huntsmen. Trade with vendors of either faction will result in severe penalties including, but not limited to: currency-exchange prohibition, luxury-goods prohibition, and excommunication (temporary or permanent!). We value free trade WITH RESPECTED STATES including Myriam, Vu, and more which you can read about in the TRADE UPDATES articles.</text:p>
      <text:p text:style-name="P1"><text:span text:style-name="T5"><text:tab/></text:span><text:span text:style-name="T6">Moreover, in a move to reform our social policy, "chaining" applicants are now limited in the extended family which they may vouch for, though husbands/wives/children should see no ramifications. For more information, see the updated "So You Want to Bring Someone Along" brochure. It is also important to stress that birth control rates are not, nor will they ever be affected by the season. Rabbits, hens, cats, and all other life is expected to control itself and subsequent urges, to avoid overpopulation. Consider applying for contraceptives (or if you are a severely overpopulated species: sterilization) at the Center for Reproductive Health.</text:span></text:p>
      <text:p text:style-name="P1"><text:tab/>Finally, she took a reprieve from typing to eat lunch.</text:p>
      <text:p text:style-name="P1"><text:tab/>Meanwhile, Leora finally awoke to the warm sun washing over her naked flesh and fur, gently welcoming her back to the world of the living from the land of dreams. Lazily, she sat up in bed with a yawn and stifled her natural clicking, letting the world go mostly dark as she felt through herself out of <text:soft-page-break/>curiosity, emboldened by the general pleasure her skin felt in the warm light. She felt cold inside, driven by constant needs, but in the warmth, she could play with her hair and try to drown out her darker thoughts. Isolation had sharpened her wit, but ravaged her mental health, and she felt dependent on self-medication outside of these rare moments of blissful respite. Leora imagined herself in the midst of the night winds, freely gliding through the air far above the natural realm, but it was mere fantasy, and her physicality soon ordained that she sate her baser cravings before the spirit was quenched. Reluctantly, the bat broke her trance, gradually clicking her surroundings into view faster and faster until her "sight" had returned in force. With a sigh, the bat looked through her medicinal drugs - many of which she'd sampled in the past, discerning what the source of her cravings were. </text:p>
      <text:p text:style-name="P1"><text:tab/>Curiously, she noted the medicine cabinet in the bathroom already had a few substances in it, and so she elected to find out just what they were, separating them out onto the sink-top apart from the braille-covered products of her own. Leora plugged the bathing tub and the sink, beginning to fill both with cold and warm water respectively. When full, she took a cup of water from the tub and began mixing some of the chemicals together, watching hues come alive and fade, vapors arise, and bubbles sizzle. Every cup, after it became too muddled, was poured into the sink. Her notes were hardly legible scribbles as she played like a child in the rain with new combinations of the products, deciphering their contents.</text:p>
      <text:p text:style-name="P1"><text:tab/>Finally, she brewed an odious cup from her efforts which she recognized <text:span text:style-name="T1">as distinctly alcoholic.</text:span> Interested, she took a long match from her pack and lit it aglow, grazing it over the cup's lip only to be greeted by a burst of fiery spirit. For the briefest of moments, she was unsure of herself, but soon she extinguished the flame and made special note of the ingredients she'd used, marking their packages and detailing the whole ordeal under "alcohol" in her medical journal. Leora thoroughly washed the cup out and drained the sink clean before filling it once more, repeating the process with pure ingredients to get another cup of the liquid together untainted. Another moment of hesitation ensued, as the vapors seemed foreboding and unkind, but she finally touched the cup to her lips - and <text:span text:style-name="T1">drank.</text:span> The taste was <text:soft-page-break/>exhilarating. Sweet nectar from the ripest of flowers paled in comparison to the succulent flavor, and she couldn't help but start to lap at the cup eagerly, feeling all too pleased with herself. </text:p>
      <text:p text:style-name="P1"><text:tab/>Back in Vega, Lucius had attracted quite the mad bird at the university gates.</text:p>
      <text:p text:style-name="P1"><text:tab/>"One of you’d killed me mum, you know. Glad to finally have a chance for payback!"accused a young owl, who’s voice was somewhat familiar to Lux, though he knew not from where.</text:p>
      <text:p text:style-name="P1"><text:tab/>"I'm sorry, Dijkstra. I didn't know ligers were a hive-mind," the cat retorted sarcastically.</text:p>
      <text:p text:style-name="P1"><text:tab/>"You all 'av the same warped minds on the inside, and no soul, neither."</text:p>
      <text:p text:style-name="P1"><text:tab/>"Just let me through the entrance, whelp."</text:p>
      <text:p text:style-name="P1"><text:tab/>"Not in a lifetime, half breed." mocked the owl, striking Lucius clear across his face and drawing blood that covered the owl's talons. </text:p>
      <text:p text:style-name="P1"><text:tab/>The cat stumbled backward, hissing at the owl with disgust and pain, drawing his pistol hastily and aiming roughly for the chest. "Winged wretch! Stand down!"</text:p>
      <text:p text:style-name="P1"><text:tab/>The owl spread his wings and took to the skies, and as Lucius tried to shoot him down, the firing pin jammed in place, refusing to strike the bullet into the air. Dijkstra came back down with a crushing kick to the cat's gut serving as his landing platform. "This is for ma, then."</text:p>
      <text:p text:style-name="P1"><text:tab/><text:span text:style-name="T1">Clang!</text:span> A sharp ring sounded out as the owl's wing detached from his side and plopped on the ground, lacking any blood, though the look on Dijkstra's face was of sheer silent agony as he gasped and stepped off of the cat in shock to turn around and face his assailant: Aneurin.</text:p>
      <text:p text:style-name="P1"><text:tab/>"<text:span text:style-name="T1">Metal?"</text:span></text:p>
      <text:p text:style-name="P1"><text:span text:style-name="T2"><text:tab/></text:span><text:span text:style-name="T1">"Was...broken... at a young age, old-man..."</text:span> he forced out, trying to slowly reach for the goat who stepped back hastily. A few seconds later, Dijkstra was on his knees, trembling.</text:p>
      <text:p text:style-name="P1"><text:tab/>“Stay down, or that wing will be the first of many things you lose today, owl,” threatened the goat, to which his foe groaned in compliance, rolling onto his side in fearful shock. “Now then, my feline companion, perhaps we’d better stick together for the rest of the trip, do you think?” asked Aneurin with a pride-ridden smile, helping him to his feet.</text:p>
      <text:p text:style-name="P1"><text:soft-page-break/><text:tab/>“I think the rest of our “trip” will be in a nice bed in the inn. A pity: we’ve hardly seen the city. What about the owl?” the cat inquired, gripping his surface-lacerated stomach as both turned to face the now flightless bird, noticing a crowd had gathered around the action scene.</text:p>
      <text:p text:style-name="P1"><text:tab/>“He’s as good of a fighter as <text:span text:style-name="T1">you</text:span> without the skies, boy. Leave him to the locals.”</text:p>
      <text:p text:style-name="P1"><text:tab/>“Won’t he just rebuild his wings if they’re but alloy?”</text:p>
      <text:p text:style-name="P1"><text:tab/>“There’s nothing left to work with. He’s permanently grounded, just like...<text:span text:style-name="T1">her,</text:span>” the goat realized, sheathing his gun and preparing to walk away.</text:p>
      <text:p text:style-name="P1"><text:tab/>“Halt your horses right there, pardner!” shouted a parrot as he landed upon the ground among Panama’s troops, who all drew their weapons and aimed at the duo.</text:p>
      <text:p text:style-name="P1"><text:tab/>“Friends of yours, boy?”</text:p>
      <text:p text:style-name="P1"><text:tab/><text:span text:style-name="T1">“You could say that.”</text:span></text:p>
      <text:p text:style-name="P1"><text:span text:style-name="T3"><text:tab/></text:span>Panama stepped forward angrily with his blade drawn, flicking it towards Lucius. “Tu mientes a mi? Por-que, amigo? Por-que?”</text:p>
      <text:p text:style-name="P1"><text:tab/>“Yo no tengo miento a ti, Panama… Yo -”</text:p>
      <text:p text:style-name="P1"><text:tab/>“<text:span text:style-name="T1">Shut up!”</text:span> yelled the crow in a surprising display of the upper-tongue. “La evidencia es con mi. Aneurin, tu correr es terminado.”</text:p>
      <text:p text:style-name="P1"><text:tab/>“Run, boy!” cried the goat, throwing himself at Panama with his claymore blade in the onset of a duel, which the crow respected with a graceful parry, as the men around him pushed the crowd back and took aim, only to watch as Lucius thrashed his way into hiding among the civilians.</text:p>
      <text:p text:style-name="P1"><text:tab/>“No, compadres. La riña es mi. Vas tras Lucius,” the crow commanded, to which the parrot and the rest of the men complied, dispersing to catch the cat and leaving the two to their scuffle.</text:p>
      <text:p text:style-name="P1"><text:tab/>The duel having formally begun, Panama stabbed forth his rapier only to face a complimenting following parry, deadlocking the two with blades crossed for but a moment before they broke the stalemate into a brutish, yet elegant fury of swordplay. At first, Panama kept Aneurin strictly on the defensive, the crow figuring he could easily exhaust the withered buck’s stamina. Yet once he landed <text:soft-page-break/>what he thought would be a finale slash through the goat’s midriff, the rapier instead tore into the thick leather armor, embedding itself in the stitching. Aneurin seized the opportunity, grabbing the sword and yanking it out to the side, throwing Panama and his blade against the ground in the process. The crow took to the defensive from there on in the battle after rolling away from an attempt to cleave his wings ; he needed the goat’s armor bit to pieces before a big hit was worth another attempt. At the same time, Aneurin gained his second wind, realizing his encumbering suit actually served him an advantage in this scenario, despite it limiting his finesse. He needed one <text:span text:style-name="T1">blunt</text:span> thwack of his claymore to shatter a crow’s bones, and so his swordplay favored downward cleaves (especially being of taller stature then his foe). Barring when he rose the blade above his head for a crushing strike, Aneurin kept the blade close to his center of mass, unable otherwise to adjust the sword in-time for a parry. Panama’s own maneuvers, on the other paw, were still characterized by flair and aggression as he sought after any opening to counterattack and rip just a little further into the suit of leather, while flawlessly missing the edge of his opponent’s attacks. There were no real terrain features for either to utilize in their combat, since they had begun in an open square now mostly vacated, but Panama of course had the skies, though they’d be of little use until he was back on the attack. Thus, the crow continued to chew his way to victory, until a swipe of his sword finally tore open the patch of Aneurin’s suit covering his bullet-wound. The goat subsequently managed to grab the rapier with his bare hoof, and with great anguish, he bashed it out of Panama’s talons with his other hoof, dropping his own sword in the process. Disarmed, the crow fled back from his adversary, who flipped around the blade in his now bloodied hoof and took aim, swinging wildly with desperation. A stray swipe made contact with Panama’s leg, and though the rapier was far from having the power to shatter bone, it was enough to cast the crow to the ground with a crimson red streak across the limb.</text:p>
      <text:p text:style-name="P1"><text:tab/>Aneurin towered over the bird now, pressing his foot-hoof down into the crow’s neck, who in vain tried to push him off with his talons as he began to choke. The goat again felt a deep conflict of <text:soft-page-break/>morality as he leaned down closer to the crow’s face. <text:span text:style-name="T1">This time,</text:span> it wasn’t a boy, but it was a soldier just as he, fighting earnest. He couldn’t bring himself to finish the job – at least not again so soon.</text:p>
      <text:p text:style-name="P1"><text:tab/>“<text:span text:style-name="T1">Boy-Panama, is it?</text:span> You came a long way to get here, and I-” <text:span text:style-name="T1">Rrrr-sshrkrrrrip! </text:span>A claymore came down through his chest as the muscles in his upper body tensed as tightly as they ever could, before the sword reeled its way back out with a gooey pop of blood. All of Aneurin’s mind was aflame, yet his body was in shock as he himself took off of Panama, now turning to face his own destroyer: Daisy. She panted with tears in her eyes as she let the sword slide from her weak paws, looking at him in disbelief.</text:p>
      <text:p text:style-name="P1"><text:tab/>“That was for Lichen, you son of a bitch.”</text:p>
      <text:p text:style-name="P1"><text:tab/>“I suppose it was...I suppose it was,” he sighed, dropping the rapier to the side and stumbling forward, sitting down against a nearby wall with labored breathing. He was a dead-goat walking, and the customs thus guaranteed him respite in his final moments. As Panama recovered from his choking fit, he made his way back onto his feet and limped over to his fellow duelist with Daisy closely shadowing. “Grant a vanquished enemy but a single wish, will you?” asked the bleeding goat, his eyes half-closed. Daisy clarified reluctantly for the crow, who nodded with respect. “Lucius, or whomever he must elect, must take care of that which I die for. He will know my meaning.” </text:p>
      <text:p text:style-name="P1"><text:tab/>After Daisy translated once more, Panama begged a question: “Porque salir nosotros?” which she asked for him with slight confusion.</text:p>
      <text:p text:style-name="P1"><text:tab/>“For that which I die to protect.” he replied through Daisy.</text:p>
      <text:p text:style-name="P1"><text:tab/>“Entonces en mi honor, Aneurin,” Panama assured him, and it was the last words Daisy spoke to him before the goat passed away, his breathing halting in a final release of life.</text:p>
      <text:p text:style-name="P1"><text:tab/>In the streets, Lux’s adrenaline staved off his midriff’s pain as he jumped and sprinted through the city, birds in hot-pursuit. He frantically fiddled with his gun, attempting to clean and repair the firing pin in an effort to provide him some form of retaliation, eventually nearly shooting himself when the pin did clamp down and send the already loaded bullet into the road below. With determination, <text:soft-page-break/>Lucius loaded another round and fired a warning shot up in the air, narrowly missing one of his pursuers. In response, a marks-bird soared ahead of the rest of the group, disappearing from view, whom the cat assumed he must have scathed. About a minute later, just as he leapt from one roof to another, a singing shell caught his leg with its swan song, fumbling him as he crashed against the edge of the building, beginning to free-fall to the ground. One of the pursuing birds effortlessly dived down and caught him mid-air, carrying him down the floor where he conceded capture; he knew when he was beat. As he was brought back to his origin (aided respectfully by two of the birds), he noticed Aneurin and Panama were gone, along with Dijkstra. "Where is the owl who struck me, and where is- <text:span text:style-name="T1">are</text:span> my friends, good sirs?" he managed to speak despite increasing pain. The birds held his arms on their shoulders, seeing no reason to restrain him given his condition as Cyrus stepped forth.</text:p>
      <text:p text:style-name="P1"><text:span text:style-name="T3"><text:tab/></text:span>"I don't rightly know. But I got to ask the same thing Panama begged: why <text:span text:style-name="T1">did</text:span> you lie to us, partner? We was nice and friendly -at least I thought so."</text:p>
      <text:p text:style-name="P1"><text:span text:style-name="T3"><text:tab/></text:span>"I didn't do it for him, or even for me, but I cannot say more than that."</text:p>
      <text:p text:style-name="P1"><text:span text:style-name="T3"><text:tab/></text:span>"We ain't the bad guys you know. Hell, y'all got a better chance of staying independent with us."</text:p>
      <text:p text:style-name="P1"><text:span text:style-name="T3"><text:tab/></text:span>"It's not my gripe with you that led me to transgress you, you must understand, parrot."</text:p>
      <text:p text:style-name="P1"><text:span text:style-name="T3"><text:tab/></text:span>"Name's Cyrus, boy<text:span text:style-name="T3">,</text:span>" he replied matter-of-factually, before Daisy materialized from behind them. "Sirs, I had to help take your commander to the hospital. The goat is… gone, and Panama’s leg must be broken.”</text:p>
      <text:p text:style-name="P1"><text:tab/>“Daisy? <text:span text:style-name="T1">What have you done?</text:span><text:span text:style-name="T4">” cried Lucius.</text:span></text:p>
      <text:p text:style-name="P3"><text:tab/>“You seem shocked. Do you not know the sins of your companion, that I’d take his life, cat?”</text:p>
      <text:p text:style-name="P3"><text:tab/>“I know he had a daughter to take care of!”</text:p>
      <text:p text:style-name="P1"><text:span text:style-name="T4"><text:tab/>“And I </text:span><text:span text:style-name="T1">had</text:span><text:span text:style-name="T4"> a son, before he took him away from me!” she cried out, tears welling. Cyrus came to her side, embracing her, while the rest of the troop stood silent, unsure of what to do next.</text:span></text:p>
      <text:p text:style-name="P1"><text:span text:style-name="T4"><text:tab/>“</text:span><text:span text:style-name="T1">Oh my dear, how sorry I am for yo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tiva Sans" svg:font-family="'Motiva Sans', Arial, Helvetica,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orphans="0" fo:widows="0"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fo:orphans="0" fo:widows="0"/>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fo:orphans="0" fo:widows="0"/>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paragraph-properties fo:orphans="0" fo:widows="0"/>
      <style:text-properties style:language-asian="ar" style:country-asian="SA"/>
    </style:style>
    <style:style style:name="Heading_20_3" style:display-name="Heading 3" style:family="paragraph" style:parent-style-name="Heading" style:default-outline-level="" style:class="text">
      <style:paragraph-properties fo:margin-top="0.0972in" fo:margin-bottom="0.0835in" loext:contextual-spacing="false" fo:orphans="0" fo:widows="0" fo:keep-with-next="always"/>
      <style:text-properties style:font-name="Liberation Sans1" fo:font-family="'Liberation Sans'" style:font-family-generic="swiss" style:font-pitch="variable" fo:font-size="14pt" fo:font-weight="bold" style:font-size-asian="14pt" style:language-asian="ar" style:country-asian="SA" style:font-weight-asian="bold" style:font-size-complex="14pt" style:font-weight-complex="bold"/>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aption" style:family="paragraph" style:parent-style-name="Standard" style:default-outline-level="">
      <style:paragraph-properties fo:margin-top="0.0835in" fo:margin-bottom="0.0835in" loext:contextual-spacing="false" fo:orphans="0" fo:widows="0"/>
      <style:text-properties fo:font-style="italic" style:language-asian="ar" style:country-asian="SA" style:font-style-asian="italic" style:font-style-complex="italic"/>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Calibri Light" fo:font-family="'Calibri Light'" style:font-family-generic="roman" style:font-pitch="variable" fo:font-size="11.5pt" fo:font-weight="bold" style:font-name-asian="Calibri Light1" style:font-family-asian="'Calibri Light'" style:font-family-generic-asian="system" style:font-pitch-asian="variable" style:font-size-asian="11.5pt" style:font-weight-asian="bold" style:font-size-complex="11.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3T19:04:00</meta:creation-date>
    <dc:date>2020-05-12T05:18:13.615602457</dc:date>
    <meta:print-date>2020-02-24T09:52:00</meta:print-date>
    <meta:generator>LibreOffice/6.4.3.2$Linux_X86_64 LibreOffice_project/40$Build-2</meta:generator>
    <meta:editing-duration>PT2M13S</meta:editing-duration>
    <meta:editing-cycles>6</meta:editing-cycles>
    <meta:document-statistic meta:table-count="0" meta:image-count="0" meta:object-count="0" meta:page-count="8" meta:paragraph-count="61" meta:word-count="2905" meta:character-count="16739" meta:non-whitespace-character-count="13835"/>
    <meta:user-defined meta:name="Operator">Microsoft Office User</meta:user-defined>
  </office:meta>
</office:document-meta>
</file>